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th" style:country-complex="TH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text-line-through-style="soli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9" table:number-columns-repeated="1015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10" office:value-type="string">
            <text:p>SCREENSHOT</text:p>
          </table:table-cell>
          <table:table-cell table:style-name="ce10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1" table:number-columns-repeated="2"/>
          <table:table-cell table:style-name="ce13" table:number-columns-repeated="3"/>
          <table:table-cell table:style-name="ce16" table:number-columns-repeated="248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table:style-name="ce6" office:value-type="string">
            <text:p>2.4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Dia</text:p>
          </table:table-cell>
          <table:table-cell table:style-name="ce6" office:value-type="string">
            <text:p>0.96.1-9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rupal</text:p>
          </table:table-cell>
          <table:table-cell table:style-name="ce7" table:formula="of:=&quot;6.10&quot;" office:value-type="string" office:string-value="6.10">
            <text:p>6.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table:formula="of:=&quot;3.0.7&quot;" office:value-type="string" office:string-value="3.0.7">
            <text:p>3.0.7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7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7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1" table:number-columns-repeated="2"/>
          <table:table-cell table:style-name="ce14"/>
          <table:table-cell table:style-name="ce13" table:number-columns-repeated="2"/>
          <table:table-cell table:style-name="ce16" table:number-columns-repeated="248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6&quot;" office:value-type="string" office:string-value="2.6.6">
            <text:p>2.6.6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7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8" table:formula="of:=&quot;1.5.9&quot;" office:value-type="string" office:string-value="1.5.9">
            <text:p>1.5.9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Kompozer</text:p>
          </table:table-cell>
          <table:table-cell table:style-name="ce7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8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Moodle</text:p>
          </table:table-cell>
          <table:table-cell table:style-name="ce8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7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7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MF</text:p>
          </table:table-cell>
          <table:table-cell table:style-name="ce8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bversion</text:p>
          </table:table-cell>
          <table:table-cell table:style-name="ce8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perTux</text:p>
          </table:table-cell>
          <table:table-cell table:style-name="ce7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8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8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9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number-columns-repeated="8" table:default-cell-style-name="Default"/>
        <table:table-row table:style-name="ro1">
          <table:table-cell table:style-name="ce18" office:value-type="string">
            <text:p>Office</text:p>
          </table:table-cell>
          <table:table-cell table:style-name="ce18" office:value-type="string">
            <text:p>Internet</text:p>
          </table:table-cell>
          <table:table-cell table:style-name="ce18" office:value-type="string">
            <text:p>Utilities</text:p>
          </table:table-cell>
          <table:table-cell table:style-name="ce18" office:value-type="string">
            <text:p>Education</text:p>
          </table:table-cell>
          <table:table-cell table:style-name="ce18" office:value-type="string">
            <text:p>Web Development</text:p>
          </table:table-cell>
          <table:table-cell table:style-name="ce18" office:value-type="string">
            <text:p>Multimedia</text:p>
          </table:table-cell>
          <table:table-cell table:style-name="ce18" office:value-type="string">
            <text:p>Graphics</text:p>
          </table:table-cell>
          <table:table-cell table:style-name="ce18" office:value-type="string">
            <text:p>Entertainment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1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1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27/03/2009</text:date>, <text:time>16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7T16:50:36</dc:date>
    <meta:editing-cycles>13</meta:editing-cycles>
    <meta:editing-duration>PT08H27M36S</meta:editing-duration>
    <meta:document-statistic meta:table-count="2" meta:cell-count="270" meta:object-count="0"/>
    <meta:user-defined meta:name="Info 1"/>
    <meta:user-defined meta:name="Info 2"/>
    <meta:user-defined meta:name="Info 3"/>
    <meta:user-defined meta:name="Info 4"/>
  </office:meta>
</office:document-meta>
</file>